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style:rotation-align="none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Mista Iniciante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assiano Morais</text:p>
          </table:table-cell>
          <table:table-cell table:style-name="ce8" table:formula="of:=SUM(IF([.D4]&lt;&gt;&quot;&quot;;1;0);IF([.E4]&lt;&gt;&quot;&quot;;1;0);IF([.F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0" calcext:value-type="float">
            <text:p>100</text:p>
          </table:table-cell>
          <table:table-cell table:style-name="ce9"/>
          <table:table-cell table:style-name="ce10" table:formula="of:=SUM([.D4];[.E4];[.F4])" office:value-type="float" office:value="10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éssica Melo</text:p>
          </table:table-cell>
          <table:table-cell table:style-name="ce8" table:formula="of:=SUM(IF([.D5]&lt;&gt;&quot;&quot;;1;0);IF([.E5]&lt;&gt;&quot;&quot;;1;0);IF([.F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0" calcext:value-type="float">
            <text:p>100</text:p>
          </table:table-cell>
          <table:table-cell table:style-name="ce9"/>
          <table:table-cell table:style-name="ce10" table:formula="of:=SUM([.D5];[.E5];[.F5])" office:value-type="float" office:value="10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milton Nogueira</text:p>
          </table:table-cell>
          <table:table-cell table:style-name="ce8" table:formula="of:=SUM(IF([.D6]&lt;&gt;&quot;&quot;;1;0);IF([.E6]&lt;&gt;&quot;&quot;;1;0);IF([.F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70" calcext:value-type="float">
            <text:p>70</text:p>
          </table:table-cell>
          <table:table-cell table:style-name="ce9"/>
          <table:table-cell table:style-name="ce10" table:formula="of:=SUM([.D6];[.E6];[.F6])" office:value-type="float" office:value="7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Antonia Veraclete</text:p>
          </table:table-cell>
          <table:table-cell table:style-name="ce8" table:formula="of:=SUM(IF([.D7]&lt;&gt;&quot;&quot;;1;0);IF([.E7]&lt;&gt;&quot;&quot;;1;0);IF([.F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70" calcext:value-type="float">
            <text:p>70</text:p>
          </table:table-cell>
          <table:table-cell table:style-name="ce9"/>
          <table:table-cell table:style-name="ce10" table:formula="of:=SUM([.D7];[.E7];[.F7])" office:value-type="float" office:value="7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aphael Soares</text:p>
          </table:table-cell>
          <table:table-cell table:style-name="ce8" table:formula="of:=SUM(IF([.D8]&lt;&gt;&quot;&quot;;1;0);IF([.E8]&lt;&gt;&quot;&quot;;1;0);IF([.F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8];[.E8];[.F8])" office:value-type="float" office:value="5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odrigo Benevides</text:p>
          </table:table-cell>
          <table:table-cell table:style-name="ce8" table:formula="of:=SUM(IF([.D9]&lt;&gt;&quot;&quot;;1;0);IF([.E9]&lt;&gt;&quot;&quot;;1;0);IF([.F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9];[.E9];[.F9])" office:value-type="float" office:value="5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ayná Guastucci</text:p>
          </table:table-cell>
          <table:table-cell table:style-name="ce8" table:formula="of:=SUM(IF([.D10]&lt;&gt;&quot;&quot;;1;0);IF([.E10]&lt;&gt;&quot;&quot;;1;0);IF([.F1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10];[.E10];[.F10])" office:value-type="float" office:value="5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amara Kandice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50" calcext:value-type="float">
            <text:p>50</text:p>
          </table:table-cell>
          <table:table-cell table:style-name="ce9"/>
          <table:table-cell table:style-name="ce10" table:formula="of:=SUM([.D11];[.E11];[.F11])" office:value-type="float" office:value="5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tair Gaúcho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2];[.E12];[.F12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ndré Luiz</text:p>
          </table:table-cell>
          <table:table-cell table:style-name="ce8" table:formula="of:=SUM(IF([.D13]&lt;&gt;&quot;&quot;;1;0);IF([.E13]&lt;&gt;&quot;&quot;;1;0);IF([.F1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3];[.E13];[.F13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manuel Oliveira</text:p>
          </table:table-cell>
          <table:table-cell table:style-name="ce8" table:formula="of:=SUM(IF([.D14]&lt;&gt;&quot;&quot;;1;0);IF([.E14]&lt;&gt;&quot;&quot;;1;0);IF([.F1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4];[.E14];[.F14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nny Mayara</text:p>
          </table:table-cell>
          <table:table-cell table:style-name="ce8" table:formula="of:=SUM(IF([.D15]&lt;&gt;&quot;&quot;;1;0);IF([.E15]&lt;&gt;&quot;&quot;;1;0);IF([.F1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5];[.E15];[.F15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João Hélio</text:p>
          </table:table-cell>
          <table:table-cell table:style-name="ce8" table:formula="of:=SUM(IF([.D16]&lt;&gt;&quot;&quot;;1;0);IF([.E16]&lt;&gt;&quot;&quot;;1;0);IF([.F1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6];[.E16];[.F16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arina Pantoja</text:p>
          </table:table-cell>
          <table:table-cell table:style-name="ce8" table:formula="of:=SUM(IF([.D17]&lt;&gt;&quot;&quot;;1;0);IF([.E17]&lt;&gt;&quot;&quot;;1;0);IF([.F1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7];[.E17];[.F17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Priscila Gomes</text:p>
          </table:table-cell>
          <table:table-cell table:style-name="ce8" table:formula="of:=SUM(IF([.D18]&lt;&gt;&quot;&quot;;1;0);IF([.E18]&lt;&gt;&quot;&quot;;1;0);IF([.F1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8];[.E18];[.F18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Uagda Kennya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40" calcext:value-type="float">
            <text:p>40</text:p>
          </table:table-cell>
          <table:table-cell table:style-name="ce9"/>
          <table:table-cell table:style-name="ce10" table:formula="of:=SUM([.D19];[.E19];[.F19])" office:value-type="float" office:value="4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Bárbara Albuquerque</text:p>
          </table:table-cell>
          <table:table-cell table:style-name="ce8" table:formula="of:=SUM(IF([.D20]&lt;&gt;&quot;&quot;;1;0);IF([.E20]&lt;&gt;&quot;&quot;;1;0);IF([.F2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0];[.E20];[.F20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Bruno Almeida</text:p>
          </table:table-cell>
          <table:table-cell table:style-name="ce8" table:formula="of:=SUM(IF([.D21]&lt;&gt;&quot;&quot;;1;0);IF([.E21]&lt;&gt;&quot;&quot;;1;0);IF([.F2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1];[.E21];[.F21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Davi Maciel</text:p>
          </table:table-cell>
          <table:table-cell table:style-name="ce8" table:formula="of:=SUM(IF([.D22]&lt;&gt;&quot;&quot;;1;0);IF([.E22]&lt;&gt;&quot;&quot;;1;0);IF([.F2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2];[.E22];[.F22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Diego Rego</text:p>
          </table:table-cell>
          <table:table-cell table:style-name="ce8" table:formula="of:=SUM(IF([.D23]&lt;&gt;&quot;&quot;;1;0);IF([.E23]&lt;&gt;&quot;&quot;;1;0);IF([.F2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3];[.E23];[.F23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Gabriel Galvão</text:p>
          </table:table-cell>
          <table:table-cell table:style-name="ce8" table:formula="of:=SUM(IF([.D24]&lt;&gt;&quot;&quot;;1;0);IF([.E24]&lt;&gt;&quot;&quot;;1;0);IF([.F2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4];[.E24];[.F24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Geovani Matos</text:p>
          </table:table-cell>
          <table:table-cell table:style-name="ce8" table:formula="of:=SUM(IF([.D25]&lt;&gt;&quot;&quot;;1;0);IF([.E25]&lt;&gt;&quot;&quot;;1;0);IF([.F2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5];[.E25];[.F25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Haydne Neto</text:p>
          </table:table-cell>
          <table:table-cell table:style-name="ce8" table:formula="of:=SUM(IF([.D26]&lt;&gt;&quot;&quot;;1;0);IF([.E26]&lt;&gt;&quot;&quot;;1;0);IF([.F2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6];[.E26];[.F26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aryssa Chaves</text:p>
          </table:table-cell>
          <table:table-cell table:style-name="ce8" table:formula="of:=SUM(IF([.D27]&lt;&gt;&quot;&quot;;1;0);IF([.E27]&lt;&gt;&quot;&quot;;1;0);IF([.F2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7];[.E27];[.F27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eandro Oliveira</text:p>
          </table:table-cell>
          <table:table-cell table:style-name="ce8" table:formula="of:=SUM(IF([.D28]&lt;&gt;&quot;&quot;;1;0);IF([.E28]&lt;&gt;&quot;&quot;;1;0);IF([.F2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8];[.E28];[.F28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ívia Ximenes</text:p>
          </table:table-cell>
          <table:table-cell table:style-name="ce8" table:formula="of:=SUM(IF([.D29]&lt;&gt;&quot;&quot;;1;0);IF([.E29]&lt;&gt;&quot;&quot;;1;0);IF([.F2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29];[.E29];[.F29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uíza Ribeiro</text:p>
          </table:table-cell>
          <table:table-cell table:style-name="ce8" table:formula="of:=SUM(IF([.D30]&lt;&gt;&quot;&quot;;1;0);IF([.E30]&lt;&gt;&quot;&quot;;1;0);IF([.F3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30];[.E30];[.F30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Maria Denise</text:p>
          </table:table-cell>
          <table:table-cell table:style-name="ce8" table:formula="of:=SUM(IF([.D31]&lt;&gt;&quot;&quot;;1;0);IF([.E31]&lt;&gt;&quot;&quot;;1;0);IF([.F3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31];[.E31];[.F31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Rohan Oliveira</text:p>
          </table:table-cell>
          <table:table-cell table:style-name="ce8" table:formula="of:=SUM(IF([.D32]&lt;&gt;&quot;&quot;;1;0);IF([.E32]&lt;&gt;&quot;&quot;;1;0);IF([.F3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32];[.E32];[.F32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Ticiana Nayara</text:p>
          </table:table-cell>
          <table:table-cell table:style-name="ce8" table:formula="of:=SUM(IF([.D33]&lt;&gt;&quot;&quot;;1;0);IF([.E33]&lt;&gt;&quot;&quot;;1;0);IF([.F3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33];[.E33];[.F33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Waleska Barbosa</text:p>
          </table:table-cell>
          <table:table-cell table:style-name="ce8" table:formula="of:=SUM(IF([.D34]&lt;&gt;&quot;&quot;;1;0);IF([.E34]&lt;&gt;&quot;&quot;;1;0);IF([.F3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34];[.E34];[.F34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Wanessa Cordeiro</text:p>
          </table:table-cell>
          <table:table-cell table:style-name="ce8" table:formula="of:=SUM(IF([.D35]&lt;&gt;&quot;&quot;;1;0);IF([.E35]&lt;&gt;&quot;&quot;;1;0);IF([.F3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30" calcext:value-type="float">
            <text:p>30</text:p>
          </table:table-cell>
          <table:table-cell table:style-name="ce9"/>
          <table:table-cell table:style-name="ce10" table:formula="of:=SUM([.D35];[.E35];[.F35])" office:value-type="float" office:value="3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Áquila Leite</text:p>
          </table:table-cell>
          <table:table-cell table:style-name="ce8" table:formula="of:=SUM(IF([.D36]&lt;&gt;&quot;&quot;;1;0);IF([.E36]&lt;&gt;&quot;&quot;;1;0);IF([.F3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36];[.E36];[.F36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Breno Aguiar</text:p>
          </table:table-cell>
          <table:table-cell table:style-name="ce8" table:formula="of:=SUM(IF([.D37]&lt;&gt;&quot;&quot;;1;0);IF([.E37]&lt;&gt;&quot;&quot;;1;0);IF([.F3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37];[.E37];[.F37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Cícara Paiva</text:p>
          </table:table-cell>
          <table:table-cell table:style-name="ce8" table:formula="of:=SUM(IF([.D38]&lt;&gt;&quot;&quot;;1;0);IF([.E38]&lt;&gt;&quot;&quot;;1;0);IF([.F3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38];[.E38];[.F38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Davi Torres</text:p>
          </table:table-cell>
          <table:table-cell table:style-name="ce8" table:formula="of:=SUM(IF([.D39]&lt;&gt;&quot;&quot;;1;0);IF([.E39]&lt;&gt;&quot;&quot;;1;0);IF([.F3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39];[.E39];[.F39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Deyckson Robert</text:p>
          </table:table-cell>
          <table:table-cell table:style-name="ce8" table:formula="of:=SUM(IF([.D40]&lt;&gt;&quot;&quot;;1;0);IF([.E40]&lt;&gt;&quot;&quot;;1;0);IF([.F4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0];[.E40];[.F40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Lucas Abreu</text:p>
          </table:table-cell>
          <table:table-cell table:style-name="ce8" table:formula="of:=SUM(IF([.D41]&lt;&gt;&quot;&quot;;1;0);IF([.E41]&lt;&gt;&quot;&quot;;1;0);IF([.F4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1];[.E41];[.F41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any Ribeiro</text:p>
          </table:table-cell>
          <table:table-cell table:style-name="ce8" table:formula="of:=SUM(IF([.D42]&lt;&gt;&quot;&quot;;1;0);IF([.E42]&lt;&gt;&quot;&quot;;1;0);IF([.F4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2];[.E42];[.F42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atália Lima</text:p>
          </table:table-cell>
          <table:table-cell table:style-name="ce8" table:formula="of:=SUM(IF([.D43]&lt;&gt;&quot;&quot;;1;0);IF([.E43]&lt;&gt;&quot;&quot;;1;0);IF([.F4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3];[.E43];[.F43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éfora Leite</text:p>
          </table:table-cell>
          <table:table-cell table:style-name="ce8" table:formula="of:=SUM(IF([.D44]&lt;&gt;&quot;&quot;;1;0);IF([.E44]&lt;&gt;&quot;&quot;;1;0);IF([.F4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4];[.E44];[.F44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Talita Valente</text:p>
          </table:table-cell>
          <table:table-cell table:style-name="ce8" table:formula="of:=SUM(IF([.D45]&lt;&gt;&quot;&quot;;1;0);IF([.E45]&lt;&gt;&quot;&quot;;1;0);IF([.F4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5];[.E45];[.F45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Tatyana Keller</text:p>
          </table:table-cell>
          <table:table-cell table:style-name="ce8" table:formula="of:=SUM(IF([.D46]&lt;&gt;&quot;&quot;;1;0);IF([.E46]&lt;&gt;&quot;&quot;;1;0);IF([.F4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6];[.E46];[.F46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Vicente Aciole</text:p>
          </table:table-cell>
          <table:table-cell table:style-name="ce8" table:formula="of:=SUM(IF([.D47]&lt;&gt;&quot;&quot;;1;0);IF([.E47]&lt;&gt;&quot;&quot;;1;0);IF([.F4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9"/>
          <table:table-cell table:style-name="ce10" table:formula="of:=SUM([.D47];[.E47];[.F47])" office:value-type="float" office:value="2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Afonso Tomoda</text:p>
          </table:table-cell>
          <table:table-cell table:style-name="ce8" table:formula="of:=SUM(IF([.D48]&lt;&gt;&quot;&quot;;1;0);IF([.E48]&lt;&gt;&quot;&quot;;1;0);IF([.F4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48];[.E48];[.F48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Alice Costa</text:p>
          </table:table-cell>
          <table:table-cell table:style-name="ce8" table:formula="of:=SUM(IF([.D49]&lt;&gt;&quot;&quot;;1;0);IF([.E49]&lt;&gt;&quot;&quot;;1;0);IF([.F4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49];[.E49];[.F49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Bárbara Pesqueira</text:p>
          </table:table-cell>
          <table:table-cell table:style-name="ce8" table:formula="of:=SUM(IF([.D50]&lt;&gt;&quot;&quot;;1;0);IF([.E50]&lt;&gt;&quot;&quot;;1;0);IF([.F50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0];[.E50];[.F50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Bruno Beachann</text:p>
          </table:table-cell>
          <table:table-cell table:style-name="ce8" table:formula="of:=SUM(IF([.D51]&lt;&gt;&quot;&quot;;1;0);IF([.E51]&lt;&gt;&quot;&quot;;1;0);IF([.F51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1];[.E51];[.F51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Cleidson Eugênio</text:p>
          </table:table-cell>
          <table:table-cell table:style-name="ce8" table:formula="of:=SUM(IF([.D52]&lt;&gt;&quot;&quot;;1;0);IF([.E52]&lt;&gt;&quot;&quot;;1;0);IF([.F52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2];[.E52];[.F52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Esthefane Ximenes</text:p>
          </table:table-cell>
          <table:table-cell table:style-name="ce8" table:formula="of:=SUM(IF([.D53]&lt;&gt;&quot;&quot;;1;0);IF([.E53]&lt;&gt;&quot;&quot;;1;0);IF([.F53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3];[.E53];[.F53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Igor Melo</text:p>
          </table:table-cell>
          <table:table-cell table:style-name="ce8" table:formula="of:=SUM(IF([.D54]&lt;&gt;&quot;&quot;;1;0);IF([.E54]&lt;&gt;&quot;&quot;;1;0);IF([.F54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4];[.E54];[.F54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Jéssica Lima</text:p>
          </table:table-cell>
          <table:table-cell table:style-name="ce8" table:formula="of:=SUM(IF([.D55]&lt;&gt;&quot;&quot;;1;0);IF([.E55]&lt;&gt;&quot;&quot;;1;0);IF([.F55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5];[.E55];[.F55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Johnattan Xavier</text:p>
          </table:table-cell>
          <table:table-cell table:style-name="ce8" table:formula="of:=SUM(IF([.D56]&lt;&gt;&quot;&quot;;1;0);IF([.E56]&lt;&gt;&quot;&quot;;1;0);IF([.F56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6];[.E56];[.F56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Pedro Ivo</text:p>
          </table:table-cell>
          <table:table-cell table:style-name="ce8" table:formula="of:=SUM(IF([.D57]&lt;&gt;&quot;&quot;;1;0);IF([.E57]&lt;&gt;&quot;&quot;;1;0);IF([.F57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7];[.E57];[.F57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Raísa Lopes</text:p>
          </table:table-cell>
          <table:table-cell table:style-name="ce8" table:formula="of:=SUM(IF([.D58]&lt;&gt;&quot;&quot;;1;0);IF([.E58]&lt;&gt;&quot;&quot;;1;0);IF([.F58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8];[.E58];[.F58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Yana Melo</text:p>
          </table:table-cell>
          <table:table-cell table:style-name="ce8" table:formula="of:=SUM(IF([.D59]&lt;&gt;&quot;&quot;;1;0);IF([.E59]&lt;&gt;&quot;&quot;;1;0);IF([.F59]&lt;&gt;&quot;&quot;;1;0))" office:value-type="float" office:value="1" calcext:value-type="float">
            <text:p/>
          </table:table-cell>
          <table:table-cell table:style-name="ce9"/>
          <table:table-cell table:style-name="ce6" office:value-type="float" office:value="10" calcext:value-type="float">
            <text:p>10</text:p>
          </table:table-cell>
          <table:table-cell table:style-name="ce9"/>
          <table:table-cell table:style-name="ce10" table:formula="of:=SUM([.D59];[.E59];[.F59])" office:value-type="float" office:value="10" calcext:value-type="float">
            <text:p/>
          </table:table-cell>
          <table:table-cell/>
          <table:table-cell table:style-name="ce11" table:number-columns-repeated="5"/>
        </table:table-row>
        <table:table-row table:style-name="ro1" table:number-rows-repeated="104851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15:01:30.6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5:06:48.447000000</dc:date>
    <meta:editing-duration>PT16M22S</meta:editing-duration>
    <meta:editing-cycles>5</meta:editing-cycles>
    <meta:generator>LibreOffice/4.2.2.1$Windows_x86 LibreOffice_project/3be8cda0bddd8e430d8cda1ebfd581265cca5a0f</meta:generator>
    <meta:document-statistic meta:table-count="1" meta:cell-count="292" meta:object-count="0"/>
  </office:meta>
</office:document-meta>
</file>